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3.808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4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 style:data-style-name="N37"/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Código libro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Editorial</text:p>
          </table:table-cell>
          <table:table-cell table:style-name="ce1" office:value-type="string" calcext:value-type="string">
            <text:p>Lector</text:p>
          </table:table-cell>
          <table:table-cell table:style-name="ce1" office:value-type="string" calcext:value-type="string">
            <text:p>Fecha devolución</text:p>
          </table:table-cell>
          <table:table-cell/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9" office:value-type="string" calcext:value-type="string">
            <text:p>Ecuaciones diferenciales para ingenieros y científicos</text:p>
          </table:table-cell>
          <table:table-cell table:style-name="ce2" office:value-type="string" calcext:value-type="string">
            <text:p>Lambe, C.</text:p>
            <text:p>G y</text:p>
            <text:p>Tranter, C.</text:p>
            <text:p>J.</text:p>
          </table:table-cell>
          <table:table-cell table:style-name="ce2" office:value-type="string" calcext:value-type="string">
            <text:p>UTHEA</text:p>
          </table:table-cell>
          <table:table-cell table:style-name="ce2" office:value-type="string" calcext:value-type="string">
            <text:p>Pérez Gómez, Juan</text:p>
          </table:table-cell>
          <table:table-cell table:style-name="ce15" office:value-type="date" office:date-value="2019-09-15" calcext:value-type="date">
            <text:p>15-09-19</text:p>
          </table:table-cell>
          <table:table-cell table:style-name="ce37"/>
          <table:table-cell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Química</text:p>
          </table:table-cell>
          <table:table-cell table:style-name="ce2" office:value-type="string" calcext:value-type="string">
            <text:p>Christen, Hans Rudolf</text:p>
          </table:table-cell>
          <table:table-cell table:style-name="ce2" office:value-type="string" calcext:value-type="string">
            <text:p>Reverté</text:p>
          </table:table-cell>
          <table:table-cell table:style-name="ce2" office:value-type="string" calcext:value-type="string">
            <text:p>Ortega Pereira, Margarita</text:p>
          </table:table-cell>
          <table:table-cell table:style-name="ce15" office:value-type="date" office:date-value="2019-08-23" calcext:value-type="date">
            <text:p>23-08-19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Física</text:p>
          </table:table-cell>
          <table:table-cell table:style-name="ce2" office:value-type="string" calcext:value-type="string">
            <text:p>Serway, Raymond A</text:p>
          </table:table-cell>
          <table:table-cell table:style-name="ce2" office:value-type="string" calcext:value-type="string">
            <text:p>McGrawHill</text:p>
          </table:table-cell>
          <table:table-cell table:style-name="ce2" office:value-type="string" calcext:value-type="string">
            <text:p>García Contreras, Rosa</text:p>
          </table:table-cell>
          <table:table-cell table:style-name="ce15" office:value-type="date" office:date-value="2019-09-24" calcext:value-type="date">
            <text:p>24-09-19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2" office:value-type="string" calcext:value-type="string">
            <text:p>Estadística</text:p>
          </table:table-cell>
          <table:table-cell table:style-name="ce2" office:value-type="string" calcext:value-type="string">
            <text:p>Murray Spiegel</text:p>
          </table:table-cell>
          <table:table-cell table:style-name="ce2" office:value-type="string" calcext:value-type="string">
            <text:p>McGrawHill</text:p>
          </table:table-cell>
          <table:table-cell table:style-name="ce2" office:value-type="string" calcext:value-type="string">
            <text:p>López Molina, Ana</text:p>
          </table:table-cell>
          <table:table-cell table:style-name="ce15" office:value-type="date" office:date-value="2019-09-18" calcext:value-type="date">
            <text:p>18-09-19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Álgebra Linea</text:p>
          </table:table-cell>
          <table:table-cell table:style-name="ce2" office:value-type="string" calcext:value-type="string">
            <text:p>Voevodin, Valentin V</text:p>
          </table:table-cell>
          <table:table-cell table:style-name="ce2" office:value-type="string" calcext:value-type="string">
            <text:p>MIR</text:p>
          </table:table-cell>
          <table:table-cell table:style-name="ce2" office:value-type="string" calcext:value-type="string">
            <text:p>Pérez Gómez, Juan</text:p>
          </table:table-cell>
          <table:table-cell table:style-name="ce15" office:value-type="date" office:date-value="2019-09-17" calcext:value-type="date">
            <text:p>17-09-19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7"/>
          <table:table-cell/>
          <table:table-cell table:style-name="ce3"/>
          <table:table-cell table:number-columns-repeated="1015"/>
        </table:table-row>
        <table:table-row table:style-name="ro1">
          <table:table-cell table:style-name="ce24" office:value-type="string" calcext:value-type="string" table:number-columns-spanned="7" table:number-rows-spanned="1">
            <text:p>PRIMERA FORMA NORMAL 1FN</text:p>
          </table:table-cell>
          <table:covered-table-cell table:number-columns-repeated="2" table:style-name="ce10"/>
          <table:covered-table-cell table:style-name="ce13"/>
          <table:covered-table-cell table:number-columns-repeated="3" table:style-name="ce10"/>
          <table:table-cell/>
          <table:table-cell table:style-name="ce3"/>
          <table:table-cell table:number-columns-repeated="1015"/>
        </table:table-row>
        <table:table-row table:style-name="ro3">
          <table:table-cell table:style-name="ce1" office:value-type="string" calcext:value-type="string">
            <text:p>Código libro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Autor1</text:p>
          </table:table-cell>
          <table:table-cell table:style-name="ce1" office:value-type="string" calcext:value-type="string">
            <text:p>Autor2</text:p>
          </table:table-cell>
          <table:table-cell table:style-name="ce1" office:value-type="string" calcext:value-type="string">
            <text:p>Editorial_id</text:p>
          </table:table-cell>
          <table:table-cell table:style-name="ce1" office:value-type="string" calcext:value-type="string">
            <text:p><text:s/>Lector_id</text:p>
          </table:table-cell>
          <table:table-cell table:style-name="ce1" office:value-type="string" calcext:value-type="string">
            <text:p>Fecha devolución</text:p>
          </table:table-cell>
          <table:table-cell table:number-columns-repeated="1017"/>
        </table:table-row>
        <table:table-row table:style-name="ro3">
          <table:table-cell table:style-name="ce2" office:value-type="float" office:value="515" calcext:value-type="float">
            <text:p>515</text:p>
          </table:table-cell>
          <table:table-cell table:style-name="ce9" office:value-type="string" calcext:value-type="string">
            <text:p>Ecuaciones diferenciales para ingenieros y científicos</text:p>
          </table:table-cell>
          <table:table-cell table:style-name="ce9" office:value-type="string" calcext:value-type="string">
            <text:p>Lambe, C. G</text:p>
          </table:table-cell>
          <table:table-cell table:style-name="ce2" office:value-type="string" calcext:value-type="string">
            <text:p>Tranter, C. J.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5" office:value-type="date" office:date-value="2019-09-15" calcext:value-type="date">
            <text:p>15-09-19</text:p>
          </table:table-cell>
          <table:table-cell table:number-columns-repeated="1017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Química</text:p>
          </table:table-cell>
          <table:table-cell table:style-name="ce2"/>
          <table:table-cell table:style-name="ce2" office:value-type="string" calcext:value-type="string">
            <text:p>Christen, Hans Rudolf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5" office:value-type="date" office:date-value="2019-08-23" calcext:value-type="date">
            <text:p>23-08-19</text:p>
          </table:table-cell>
          <table:table-cell table:number-columns-repeated="1017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Física</text:p>
          </table:table-cell>
          <table:table-cell table:style-name="ce2"/>
          <table:table-cell table:style-name="ce2" office:value-type="string" calcext:value-type="string">
            <text:p>Serway, Raymond A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5" office:value-type="date" office:date-value="2019-09-24" calcext:value-type="date">
            <text:p>24-09-19</text:p>
          </table:table-cell>
          <table:table-cell table:number-columns-repeated="1017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2" office:value-type="string" calcext:value-type="string">
            <text:p>Estadística</text:p>
          </table:table-cell>
          <table:table-cell table:style-name="ce2"/>
          <table:table-cell table:style-name="ce2" office:value-type="string" calcext:value-type="string">
            <text:p>Murray Spiege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5" office:value-type="date" office:date-value="2019-09-18" calcext:value-type="date">
            <text:p>18-09-19</text:p>
          </table:table-cell>
          <table:table-cell table:number-columns-repeated="1017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Álgebra Linea</text:p>
          </table:table-cell>
          <table:table-cell table:style-name="ce2"/>
          <table:table-cell table:style-name="ce2" office:value-type="string" calcext:value-type="string">
            <text:p>Voevodin, Valentin V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date" office:date-value="2019-09-17" calcext:value-type="date">
            <text:p>17-09-19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1" office:value-type="string" calcext:value-type="string">
            <text:p>Editorial</text:p>
          </table:table-cell>
          <table:table-cell/>
          <table:table-cell table:style-name="ce5" office:value-type="string" calcext:value-type="string">
            <text:p>id</text:p>
          </table:table-cell>
          <table:table-cell table:style-name="ce1" office:value-type="string" calcext:value-type="string">
            <text:p>Lector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UTHE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Pérez Gómez, Juan</text:p>
          </table:table-cell>
          <table:table-cell table:style-name="ce16" table:number-columns-repeated="59"/>
          <table:table-cell table:number-columns-repeated="96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Reverté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Ortega Pereira, Margarita</text:p>
          </table:table-cell>
          <table:table-cell table:style-name="ce16" table:number-columns-repeated="59"/>
          <table:table-cell table:number-columns-repeated="96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McGrawHill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García Contreras, Rosa</text:p>
          </table:table-cell>
          <table:table-cell table:style-name="ce16" table:number-columns-repeated="59"/>
          <table:table-cell table:number-columns-repeated="96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MIR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López Molina, Ana</text:p>
          </table:table-cell>
          <table:table-cell table:style-name="ce16" table:number-columns-repeated="59"/>
          <table:table-cell table:number-columns-repeated="96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8" table:number-rows-spanned="1">
            <text:p>SEGUNDA FORMA NORMAL</text:p>
          </table:table-cell>
          <table:covered-table-cell table:number-columns-repeated="6" table:style-name="ce11"/>
          <table:covered-table-cell/>
          <table:table-cell table:number-columns-repeated="1016"/>
        </table:table-row>
        <table:table-row table:style-name="ro1">
          <table:table-cell table:style-name="ce1" office:value-type="string" calcext:value-type="string">
            <text:p>Código libro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Editorial_id</text:p>
          </table:table-cell>
          <table:table-cell table:style-name="ce1" office:value-type="string" calcext:value-type="string">
            <text:p><text:s/>Lector_id</text:p>
          </table:table-cell>
          <table:table-cell table:style-name="ce1" office:value-type="string" calcext:value-type="string">
            <text:p>Fecha devolución</text:p>
          </table:table-cell>
          <table:table-cell/>
          <table:table-cell table:style-name="ce17" office:value-type="string" calcext:value-type="string">
            <text:p>libro_cod</text:p>
          </table:table-cell>
          <table:table-cell table:style-name="ce17" office:value-type="string" calcext:value-type="string">
            <text:p>autor_id</text:p>
          </table:table-cell>
          <table:table-cell table:number-columns-repeated="1016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9" office:value-type="string" calcext:value-type="string">
            <text:p>Ecuaciones diferenciales para ingenieros y científico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5" office:value-type="date" office:date-value="2019-09-15" calcext:value-type="date">
            <text:p>15-09-19</text:p>
          </table:table-cell>
          <table:table-cell/>
          <table:table-cell table:style-name="ce5" office:value-type="float" office:value="515" calcext:value-type="float">
            <text:p>51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Química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5" office:value-type="date" office:date-value="2019-08-23" calcext:value-type="date">
            <text:p>23-08-19</text:p>
          </table:table-cell>
          <table:table-cell/>
          <table:table-cell table:style-name="ce5" office:value-type="float" office:value="515" calcext:value-type="float">
            <text:p>51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Física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5" office:value-type="date" office:date-value="2019-09-24" calcext:value-type="date">
            <text:p>24-09-19</text:p>
          </table:table-cell>
          <table:table-cell/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2" office:value-type="string" calcext:value-type="string">
            <text:p>Estadístic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5" office:value-type="date" office:date-value="2019-09-18" calcext:value-type="date">
            <text:p>18-09-19</text:p>
          </table:table-cell>
          <table:table-cell/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Álgebra Line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date" office:date-value="2019-09-17" calcext:value-type="date">
            <text:p>17-09-19</text:p>
          </table:table-cell>
          <table:table-cell/>
          <table:table-cell table:style-name="ce5" office:value-type="float" office:value="519" calcext:value-type="float">
            <text:p>51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1" office:value-type="string" calcext:value-type="string">
            <text:p>Editorial</text:p>
          </table:table-cell>
          <table:table-cell/>
          <table:table-cell table:style-name="ce5" office:value-type="string" calcext:value-type="string">
            <text:p>id</text:p>
          </table:table-cell>
          <table:table-cell table:style-name="ce1" office:value-type="string" calcext:value-type="string">
            <text:p>Lector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utor</text:p>
          </table:table-cell>
          <table:table-cell table:number-columns-repeated="101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UTHE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Pérez Gómez, Juan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Tranter, C. J.</text:p>
          </table:table-cell>
          <table:table-cell table:number-columns-repeated="10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Reverté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Ortega Pereira, Margarita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8" office:value-type="string" calcext:value-type="string">
            <text:p>Christen, Hans Rudolf</text:p>
          </table:table-cell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McGrawHill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García Contreras, Rosa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8" office:value-type="string" calcext:value-type="string">
            <text:p>Serway, Raymond A</text:p>
          </table:table-cell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MIR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López Molina, Ana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8" office:value-type="string" calcext:value-type="string">
            <text:p>Murray Spiege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8" office:value-type="float" office:value="5" calcext:value-type="float">
            <text:p>5</text:p>
          </table:table-cell>
          <table:table-cell table:style-name="ce18" office:value-type="string" calcext:value-type="string">
            <text:p>Voevodin, Valentin V</text:p>
          </table:table-cell>
          <table:table-cell table:number-columns-repeated="1016"/>
        </table:table-row>
        <table:table-row table:style-name="ro5">
          <table:table-cell table:number-columns-repeated="6"/>
          <table:table-cell table:style-name="ce17" office:value-type="float" office:value="6" calcext:value-type="float">
            <text:p>6</text:p>
          </table:table-cell>
          <table:table-cell table:style-name="ce19" office:value-type="string" calcext:value-type="string">
            <text:p>Lambe, C. G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 table:number-columns-spanned="8" table:number-rows-spanned="1">
            <text:p>TERCERA FORMA NORMAL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Código libro</text:p>
          </table:table-cell>
          <table:table-cell table:style-name="ce1" office:value-type="string" calcext:value-type="string">
            <text:p>Título</text:p>
          </table:table-cell>
          <table:table-cell/>
          <table:table-cell table:style-name="ce7" office:value-type="string" calcext:value-type="string">
            <text:p>id</text:p>
          </table:table-cell>
          <table:table-cell table:style-name="ce14" office:value-type="string" calcext:value-type="string">
            <text:p>libro_cod</text:p>
          </table:table-cell>
          <table:table-cell table:style-name="ce14" office:value-type="string" calcext:value-type="string">
            <text:p>lector_id</text:p>
          </table:table-cell>
          <table:table-cell table:style-name="ce1" office:value-type="string" calcext:value-type="string">
            <text:p>Fecha devolución</text:p>
          </table:table-cell>
          <table:table-cell table:number-columns-repeated="1017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9" office:value-type="string" calcext:value-type="string">
            <text:p>Ecuaciones diferenciales para ingenieros y científico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float" office:value="515" calcext:value-type="float">
            <text:p>51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date" office:date-value="2019-09-15" calcext:value-type="date">
            <text:p>15-09-19</text:p>
          </table:table-cell>
          <table:table-cell table:number-columns-repeated="1017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Químic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date" office:date-value="2019-08-23" calcext:value-type="date">
            <text:p>23-08-19</text:p>
          </table:table-cell>
          <table:table-cell table:number-columns-repeated="1017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Físic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date" office:date-value="2019-09-24" calcext:value-type="date">
            <text:p>24-09-19</text:p>
          </table:table-cell>
          <table:table-cell table:number-columns-repeated="1017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2" office:value-type="string" calcext:value-type="string">
            <text:p>Estadística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float" office:value="519" calcext:value-type="float">
            <text:p>519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date" office:date-value="2019-09-18" calcext:value-type="date">
            <text:p>18-09-19</text:p>
          </table:table-cell>
          <table:table-cell table:number-columns-repeated="1017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Álgebra Line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date" office:date-value="2019-09-17" calcext:value-type="date">
            <text:p>17-09-19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style-name="ce7" office:value-type="string" calcext:value-type="string">
            <text:p>libro_cod</text:p>
          </table:table-cell>
          <table:table-cell table:style-name="ce7" office:value-type="string" calcext:value-type="string">
            <text:p>editorial_id</text:p>
          </table:table-cell>
          <table:table-cell/>
          <table:table-cell table:style-name="ce7" office:value-type="string" calcext:value-type="string">
            <text:p>id</text:p>
          </table:table-cell>
          <table:table-cell table:style-name="ce12" office:value-type="string" calcext:value-type="string">
            <text:p>Lector</text:p>
          </table:table-cell>
          <table:table-cell/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Autor</text:p>
          </table:table-cell>
          <table:table-cell table:number-columns-repeated="1016"/>
        </table:table-row>
        <table:table-row table:style-name="ro1">
          <table:table-cell table:style-name="ce8" office:value-type="float" office:value="515" calcext:value-type="float">
            <text:p>515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érez Gómez, Juan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Tranter, C. J.</text:p>
          </table:table-cell>
          <table:table-cell table:number-columns-repeated="1016"/>
        </table:table-row>
        <table:table-row table:style-name="ro1"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Ortega Pereira, Margarita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Christen, Hans Rudolf</text:p>
          </table:table-cell>
          <table:table-cell table:number-columns-repeated="1016"/>
        </table:table-row>
        <table:table-row table:style-name="ro1"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García Contreras, Rosa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Serway, Raymond A</text:p>
          </table:table-cell>
          <table:table-cell table:number-columns-repeated="1016"/>
        </table:table-row>
        <table:table-row table:style-name="ro1">
          <table:table-cell table:style-name="ce8" office:value-type="float" office:value="519" calcext:value-type="float">
            <text:p>519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López Molina, Ana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Murray Spiegel</text:p>
          </table:table-cell>
          <table:table-cell table:number-columns-repeated="1016"/>
        </table:table-row>
        <table:table-row table:style-name="ro1"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/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>
            <text:p>Voevodin, Valentin V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14" office:value-type="string" calcext:value-type="string">
            <text:p>libro_cod</text:p>
          </table:table-cell>
          <table:table-cell table:style-name="ce14" office:value-type="string" calcext:value-type="string">
            <text:p>autor_id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21" office:value-type="string" calcext:value-type="string">
            <text:p>Lambe, C. G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12" office:value-type="string" calcext:value-type="string">
            <text:p>Editorial</text:p>
          </table:table-cell>
          <table:table-cell/>
          <table:table-cell table:style-name="ce5" office:value-type="float" office:value="515" calcext:value-type="float">
            <text:p>51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UTHEA</text:p>
          </table:table-cell>
          <table:table-cell/>
          <table:table-cell table:style-name="ce5" office:value-type="float" office:value="515" calcext:value-type="float">
            <text:p>51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Reverté</text:p>
          </table:table-cell>
          <table:table-cell/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McGrawHill</text:p>
          </table:table-cell>
          <table:table-cell/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MIR</text:p>
          </table:table-cell>
          <table:table-cell/>
          <table:table-cell table:style-name="ce5" office:value-type="float" office:value="519" calcext:value-type="float">
            <text:p>51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5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6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6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8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month number:textual="true"/>
      <number:text>-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</number:time-style>
    <number:time-style style:name="N115">
      <number:hours/>
      <number:text>:</number:text>
      <number:minutes number:style="long"/>
      <number:text>:</number:text>
      <number:seconds number:style="long"/>
    </number:time-style>
    <number:date-style style:name="N116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8P1" style:volatile="true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8P2" style:volatile="true">
      <number:currency-symbol/>
      <loext:text> </loext:text>
      <loext:fill-character> </loext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6P1" style:volatile="true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6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1">
      <number:day number:style="long"/>
      <number:text>-</number:text>
      <number:month number:style="long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-00-0000</text:date>, <text:time style:data-style-name="N2" text:time-value="16:04:06.1430103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3T17:07:48.751744553</dc:date>
    <meta:editing-duration>PT41M1S</meta:editing-duration>
    <meta:editing-cycles>3</meta:editing-cycles>
    <meta:generator>LibreOffice/6.4.4.2$Linux_X86_64 LibreOffice_project/40$Build-2</meta:generator>
    <meta:document-statistic meta:table-count="1" meta:cell-count="271" meta:object-count="0"/>
  </office:meta>
</office:document-meta>
</file>